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o_20_independiente_20_3">
      <style:text-properties style:font-name="Arial" fo:font-size="11pt" officeooo:paragraph-rsid="000adc53" style:font-size-asian="11pt" style:font-name-complex="Arial" style:font-size-complex="11pt"/>
    </style:style>
    <style:style style:name="P2" style:family="paragraph" style:parent-style-name="Texto_20_independiente_20_3">
      <style:text-properties style:font-name="Arial" fo:font-size="11pt" officeooo:paragraph-rsid="000bd112" style:font-size-asian="11pt" style:font-name-complex="Arial" style:font-size-complex="11pt"/>
    </style:style>
    <style:style style:name="P3" style:family="paragraph" style:parent-style-name="Texto_20_independiente_20_3">
      <style:paragraph-properties fo:text-align="start" style:justify-single-word="false"/>
      <style:text-properties style:font-name="Arial" fo:font-size="11pt" fo:font-weight="bold" officeooo:paragraph-rsid="000adc53" style:font-size-asian="11pt" style:font-weight-asian="bold" style:font-name-complex="Arial" style:font-weight-complex="normal"/>
    </style:style>
    <style:style style:name="P4" style:family="paragraph" style:parent-style-name="Texto_20_independiente_20_3">
      <style:text-properties style:font-name="Arial" fo:font-size="14pt" fo:font-weight="bold" officeooo:paragraph-rsid="000adc53" style:font-size-asian="14pt" style:font-weight-asian="bold" style:font-name-complex="Arial" style:font-weight-complex="normal"/>
    </style:style>
    <style:style style:name="P5" style:family="paragraph" style:parent-style-name="Texto_20_independiente_20_3">
      <style:text-properties fo:color="#800000" style:font-name="Arial" fo:font-size="11pt" fo:font-weight="bold" officeooo:paragraph-rsid="000adc53" style:font-size-asian="11pt" style:font-weight-asian="bold" style:font-name-complex="Arial" style:font-weight-complex="normal"/>
    </style:style>
    <style:style style:name="P6" style:family="paragraph" style:parent-style-name="Texto_20_independiente_20_3">
      <style:paragraph-properties fo:text-align="start" style:justify-single-word="false"/>
      <style:text-properties fo:color="#800000" style:font-name="Arial" fo:font-size="11pt" fo:font-style="italic" officeooo:paragraph-rsid="000adc53" style:font-size-asian="11pt" style:font-style-asian="italic" style:font-name-complex="Arial" style:font-style-complex="normal"/>
    </style:style>
    <style:style style:name="P7" style:family="paragraph" style:parent-style-name="Texto_20_independiente_20_3">
      <style:text-properties fo:color="#3333ff" style:font-name="Arial" fo:font-size="11pt" officeooo:rsid="000bd112" officeooo:paragraph-rsid="000bd112" style:font-size-asian="11pt" style:font-name-complex="Arial" style:font-size-complex="11pt"/>
    </style:style>
    <style:style style:name="P8" style:family="paragraph" style:parent-style-name="Texto_20_independiente_20_3">
      <style:text-properties fo:color="#3333ff" style:font-name="Arial" fo:font-size="11pt" officeooo:rsid="000c761e" officeooo:paragraph-rsid="000c761e" style:font-size-asian="11pt" style:font-name-complex="Arial" style:font-size-complex="11pt"/>
    </style:style>
    <style:style style:name="P9" style:family="paragraph" style:parent-style-name="Texto_20_independiente_20_3">
      <style:text-properties fo:color="#3333ff" style:font-name="Arial" fo:font-size="11pt" fo:font-weight="normal" officeooo:rsid="000adc53" officeooo:paragraph-rsid="000bd112" style:font-size-asian="11pt" style:font-weight-asian="normal" style:font-name-complex="Arial" style:font-size-complex="11pt" style:font-weight-complex="normal"/>
    </style:style>
    <style:style style:name="P10" style:family="paragraph" style:parent-style-name="Texto_20_independiente_20_3">
      <style:paragraph-properties fo:text-align="start" style:justify-single-word="false" fo:break-before="page"/>
      <style:text-properties fo:color="#3333ff" style:font-name="Arial" fo:font-size="11pt" fo:font-weight="bold" officeooo:rsid="000bd112" officeooo:paragraph-rsid="000bd112" style:font-size-asian="11pt" style:font-weight-asian="bold" style:font-name-complex="Arial" style:font-weight-complex="normal"/>
    </style:style>
    <style:style style:name="P11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style:font-name="Arial" fo:font-size="11pt" officeooo:paragraph-rsid="000adc53" style:font-size-asian="11pt" style:font-name-complex="Arial" style:font-size-complex="10pt"/>
    </style:style>
    <style:style style:name="P12" style:family="paragraph" style:parent-style-name="Standard" style:list-style-name="WW8Num17">
      <style:paragraph-properties fo:text-align="justify" style:justify-single-word="false"/>
      <style:text-properties style:font-name="Arial" fo:font-size="11pt" officeooo:paragraph-rsid="000adc53" style:font-size-asian="11pt" style:font-name-complex="Arial" style:font-size-complex="10pt"/>
    </style:style>
    <style:style style:name="P13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style:font-name="Arial" fo:font-size="11pt" officeooo:paragraph-rsid="000adc53" style:font-size-asian="11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officeooo:paragraph-rsid="000adc53" style:font-size-asian="11pt" style:font-name-complex="Arial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0adc53" style:font-size-asian="11pt" style:font-weight-asian="bold" style:font-name-complex="Arial" style:font-size-complex="10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0adc53" style:font-size-asian="11pt" style:font-weight-asian="bold" style:font-name-complex="Arial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ff0000" style:font-name="Arial" fo:font-size="11pt" fo:font-style="italic" fo:font-weight="bold" officeooo:paragraph-rsid="000adc53" style:font-size-asian="11pt" style:font-style-asian="italic" style:font-weight-asian="bold" style:font-name-complex="Arial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0000" style:font-name="Arial" fo:font-size="11pt" fo:font-weight="bold" officeooo:paragraph-rsid="000adc53" style:font-size-asian="11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style:text-autospace="none"/>
      <style:text-properties officeooo:paragraph-rsid="000adc53"/>
    </style:style>
    <style:style style:name="P20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fo:color="#000000" style:font-name="Arial" fo:font-size="11pt" officeooo:paragraph-rsid="000adc53" style:font-size-asian="11pt" style:font-name-complex="Arial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1pt" officeooo:paragraph-rsid="000adc53" style:font-size-asian="11pt" style:font-name-complex="Arial" style:font-size-complex="11pt"/>
    </style:style>
    <style:style style:name="P22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fo:color="#000000" style:font-name="Arial" fo:font-size="11pt" officeooo:paragraph-rsid="000adc53" style:font-size-asian="11pt" style:font-name-complex="Arial" style:font-size-complex="11pt"/>
    </style:style>
    <style:style style:name="P23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officeooo:paragraph-rsid="000adc53"/>
    </style:style>
    <style:style style:name="P24" style:family="paragraph" style:parent-style-name="Standard">
      <style:paragraph-properties fo:text-align="justify" style:justify-single-word="false"/>
      <style:text-properties officeooo:paragraph-rsid="000adc53"/>
    </style:style>
    <style:style style:name="P25" style:family="paragraph" style:parent-style-name="Standard" style:list-style-name="WW8Num3">
      <style:paragraph-properties fo:text-align="justify" style:justify-single-word="false">
        <style:tab-stops>
          <style:tab-stop style:position="0.1252in"/>
        </style:tab-stops>
      </style:paragraph-properties>
      <style:text-properties officeooo:paragraph-rsid="000adc53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1252in"/>
        </style:tab-stops>
      </style:paragraph-properties>
      <style:text-properties officeooo:paragraph-rsid="000adc53"/>
    </style:style>
    <style:style style:name="P27" style:family="paragraph" style:parent-style-name="Standard">
      <style:paragraph-properties fo:text-align="justify" style:justify-single-word="false"/>
      <style:text-properties fo:color="#800000" style:font-name="Arial" fo:font-size="11pt" fo:font-style="italic" fo:font-weight="bold" officeooo:paragraph-rsid="000adc53" style:font-size-asian="11pt" style:font-style-asian="italic" style:font-weight-asian="bold" style:font-name-complex="Arial" style:font-style-complex="italic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1252in"/>
        </style:tab-stops>
      </style:paragraph-properties>
      <style:text-properties fo:color="#3333ff" style:font-name="Arial" fo:font-size="11pt" officeooo:paragraph-rsid="000adc53" style:font-size-asian="11pt" style:font-name-complex="Arial" style:font-size-complex="11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1252in"/>
        </style:tab-stops>
      </style:paragraph-properties>
      <style:text-properties fo:color="#3333ff" style:font-name="Arial" fo:font-size="11pt" officeooo:rsid="000adc53" officeooo:paragraph-rsid="000adc53" style:font-size-asian="11pt" style:font-name-complex="Arial" style:font-size-complex="11pt"/>
    </style:style>
    <style:style style:name="P30" style:family="paragraph" style:parent-style-name="Standard">
      <style:paragraph-properties style:text-autospace="none"/>
      <style:text-properties fo:color="#3333ff" style:font-name="Arial" fo:font-size="11pt" officeooo:paragraph-rsid="000adc53" style:font-size-asian="11pt" style:font-name-complex="Arial" style:font-size-complex="11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1252in"/>
        </style:tab-stops>
      </style:paragraph-properties>
      <style:text-properties fo:color="#3333ff" officeooo:rsid="000ba397" officeooo:paragraph-rsid="000ba397"/>
    </style:style>
    <style:style style:name="P32" style:family="paragraph" style:parent-style-name="Standard">
      <style:paragraph-properties fo:margin-left="0.5311in" fo:margin-right="0in" fo:text-align="justify" style:justify-single-word="false" fo:text-indent="0in" style:auto-text-indent="false"/>
      <style:text-properties fo:color="#800000" style:font-name="Arial" fo:font-size="11pt" fo:font-style="italic" officeooo:paragraph-rsid="000adc53" style:font-size-asian="11pt" style:font-style-asian="italic" style:font-name-complex="Arial" style:font-size-complex="10pt" style:font-style-complex="italic"/>
    </style:style>
    <style:style style:name="P33" style:family="paragraph" style:parent-style-name="Heading_20_5">
      <style:paragraph-properties fo:margin-left="0in" fo:margin-right="0in" fo:text-indent="0in" style:auto-text-indent="false"/>
      <style:text-properties fo:color="#800000" style:font-name="Arial" fo:font-size="11pt" fo:font-style="normal" officeooo:paragraph-rsid="000adc53" style:font-size-asian="11pt" style:font-style-asian="normal" style:font-name-complex="Arial" style:font-style-complex="italic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1pt" style:font-size-asian="11pt" style:font-name-complex="Arial" style:font-size-complex="11pt"/>
    </style:style>
    <style:style style:name="T6" style:family="text">
      <style:text-properties fo:color="#ff0000" style:font-name="Arial" fo:font-size="11pt" fo:font-weight="bold" style:font-size-asian="11pt" style:font-weight-asian="bold" style:font-name-complex="Arial" style:font-weight-complex="bold"/>
    </style:style>
    <style:style style:name="T7" style:family="text">
      <style:text-properties style:font-name="Arial" fo:font-size="11pt" style:font-size-asian="11pt" style:font-name-complex="Arial" style:font-size-complex="10pt"/>
    </style:style>
    <style:style style:name="T8" style:family="text">
      <style:text-properties style:font-name="Arial" fo:font-size="11pt" style:font-size-asian="11pt" style:font-name-complex="Arial" style:font-style-complex="italic"/>
    </style:style>
    <style:style style:name="T9" style:family="text">
      <style:text-properties style:font-name="Arial" fo:font-size="11pt" fo:font-weight="bold" style:font-size-asian="11pt" style:font-weight-asian="bold" style:font-name-complex="Arial" style:font-style-complex="italic"/>
    </style:style>
    <style:style style:name="T10" style:family="text">
      <style:text-properties fo:color="#3333ff" officeooo:rsid="000adc53"/>
    </style:style>
    <style:style style:name="T11" style:family="text">
      <style:text-properties fo:color="#3333ff" style:font-name="Arial" fo:font-size="11pt" officeooo:rsid="000adc53" style:font-size-asian="11pt" style:font-name-complex="Arial" style:font-size-complex="10pt"/>
    </style:style>
    <style:style style:name="T12" style:family="text">
      <style:text-properties fo:color="#3333ff" style:font-name="Arial" fo:font-size="11pt" officeooo:rsid="000ba397" style:font-size-asian="11pt" style:font-name-complex="Arial" style:font-size-complex="10pt"/>
    </style:style>
    <style:style style:name="T13" style:family="text">
      <style:text-properties fo:color="#3333ff" officeooo:rsid="000ba397"/>
    </style:style>
    <style:style style:name="T14" style:family="text">
      <style:text-properties fo:color="#3333ff" officeooo:rsid="000bd112"/>
    </style:style>
    <style:style style:name="T15" style:family="text">
      <style:text-properties officeooo:rsid="000bd112"/>
    </style:style>
    <style:style style:name="T16" style:family="text">
      <style:text-properties officeooo:rsid="000d82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 azul están los comentarios del grupo. <text:span text:style-name="T16">Esta unidad didáctica ha sido desarrollada por Editex.</text:span></text:p>
      <text:p text:style-name="P3"/>
      <text:p text:style-name="P3">UNIDAD DIDÁCTICA 1</text:p>
      <text:p text:style-name="P5"/>
      <text:p text:style-name="P4">Números reales</text:p>
      <text:p text:style-name="P4"/>
      <text:p text:style-name="P9">La <text:span text:style-name="T15">descripción no ha sido incluída. </text:span></text:p>
      <text:p text:style-name="P4"/>
      <text:h text:style-name="P33" text:outline-level="5">OBJETIVOS DIDÁCTICOS</text:h>
      <text:p text:style-name="P17"/>
      <text:p text:style-name="P19"><text:span text:style-name="T5">Con esta unidad pretendemos que el alumnado logre los siguientes objetivos:</text:span></text:p>
      <text:list xml:id="list8667047201038728833" text:style-name="WW8Num3">
        <text:list-item>
          <text:p text:style-name="P20">Comprender el concepto de número real y las distintas clases de números reales.</text:p>
        </text:list-item>
        <text:list-item>
          <text:p text:style-name="P20">Representar números reales de la recta real.</text:p>
        </text:list-item>
        <text:list-item>
          <text:p text:style-name="P20">Utilizar las estimaciones, aproximaciones y redondeos en situaciones reales.</text:p>
        </text:list-item>
        <text:list-item>
          <text:p text:style-name="P20">Trabajar con intervalos y entornos de la recta real.</text:p>
        </text:list-item>
        <text:list-item>
          <text:p text:style-name="P20">Utilizar la calculadora como herramienta habitual en cálculos numéricos.</text:p>
        </text:list-item>
      </text:list>
      <text:p text:style-name="P28"/>
      <text:p text:style-name="P29">Los objetivos se ajustan bastante a los conceptos que tienen que adquirir en esta unidad didáctica según el currículo.</text:p>
      <text:p text:style-name="P30"/>
      <text:p text:style-name="P21"/>
      <text:h text:style-name="P33" text:outline-level="5">CONTENIDOS</text:h>
      <text:p text:style-name="P32"/>
      <text:list xml:id="list185813294994983" text:continue-numbering="true" text:style-name="WW8Num3">
        <text:list-item>
          <text:p text:style-name="P11">Números naturales y enteros <text:span text:style-name="T10">(No está en el currículo, </text:span><text:span text:style-name="T13">pero se debe de incluir aquí a modo de repaso</text:span><text:span text:style-name="T10">)</text:span></text:p>
        </text:list-item>
        <text:list-item>
          <text:p text:style-name="P11">Números racionales. Potencias. <text:s/><text:span text:style-name="T10">(Sí está, potencias también.)</text:span></text:p>
        </text:list-item>
        <text:list-item>
          <text:p text:style-name="P11">Relaciones entre los números racionales y decimales. <text:span text:style-name="T10">(No está en el currículo)</text:span></text:p>
        </text:list-item>
        <text:list-item>
          <text:p text:style-name="P11">Números irracionales. <text:span text:style-name="T10">(Sí está)</text:span></text:p>
        </text:list-item>
        <text:list-item>
          <text:p text:style-name="P23"><text:span text:style-name="T7">Números reales. Representación. </text:span><text:span text:style-name="T11">(Sí está)</text:span></text:p>
        </text:list-item>
        <text:list-item>
          <text:p text:style-name="P23"><text:span text:style-name="T7">Conjuntos en la recta real. </text:span><text:span text:style-name="T11">(Intervalos, Sí está)</text:span></text:p>
        </text:list-item>
        <text:list-item>
          <text:p text:style-name="P11">Aproximaciones decimales. <text:span text:style-name="T10">(Sí está)</text:span></text:p>
        </text:list-item>
        <text:list-item>
          <text:p text:style-name="P11">Redondeos y truncamientos <text:span text:style-name="T10">(Sí está)</text:span></text:p>
        </text:list-item>
      </text:list>
      <text:list xml:id="list499360339685563849" text:style-name="WW8Num17">
        <text:list-item>
          <text:list>
            <text:list-item>
              <text:p text:style-name="P12">Redondeos</text:p>
            </text:list-item>
            <text:list-item>
              <text:p text:style-name="P12">Truncamientos</text:p>
            </text:list-item>
          </text:list>
        </text:list-item>
      </text:list>
      <text:list xml:id="list185813290462883" text:continue-list="list185813294994983" text:style-name="WW8Num3">
        <text:list-item>
          <text:p text:style-name="P11">Errores. <text:span text:style-name="T10">(Sí está)</text:span></text:p>
        </text:list-item>
        <text:list-item>
          <text:p text:style-name="P11">Notación científica y orden de magnitud. <text:span text:style-name="T10">(Sí está)</text:span></text:p>
        </text:list-item>
      </text:list>
      <text:list xml:id="list185812005396748" text:continue-list="list499360339685563849" text:style-name="WW8Num17">
        <text:list-item>
          <text:list>
            <text:list-item>
              <text:p text:style-name="P12">Notación científica</text:p>
            </text:list-item>
            <text:list-item>
              <text:p text:style-name="P12">Orden de magnitud</text:p>
            </text:list-item>
          </text:list>
        </text:list-item>
      </text:list>
      <text:list xml:id="list185813242102444" text:continue-list="list185813290462883" text:style-name="WW8Num3">
        <text:list-item>
          <text:p text:style-name="P11">Radicales. <text:span text:style-name="T10">(Sí está)</text:span></text:p>
        </text:list-item>
        <text:list-item>
          <text:p text:style-name="P11">Operaciones con radicales <text:span text:style-name="T10">(Sí está)</text:span></text:p>
        </text:list-item>
      </text:list>
      <text:list xml:id="list185812344799111" text:continue-list="list185812005396748" text:style-name="WW8Num17">
        <text:list-item>
          <text:list>
            <text:list-item>
              <text:p text:style-name="P12">Radicales de igual índice</text:p>
            </text:list-item>
            <text:list-item>
              <text:p text:style-name="P12">Radicales de distinto índice</text:p>
            </text:list-item>
          </text:list>
        </text:list-item>
      </text:list>
      <text:list xml:id="list185812916004183" text:continue-list="list185813242102444" text:style-name="WW8Num3">
        <text:list-item>
          <text:p text:style-name="P11">Racionalización de denominadores. <text:span text:style-name="T10">(No está explícitamente en el currículo, pero entra dentro de operaciones con radicales)</text:span></text:p>
        </text:list-item>
      </text:list>
      <text:p text:style-name="P15"/>
      <text:p text:style-name="P16"/>
      <text:h text:style-name="P33" text:outline-level="5">CRITERIOS DE EVALUACIÓN</text:h>
      <text:p text:style-name="P27"/>
      <text:p text:style-name="P24"><text:span text:style-name="T8">Al finalizar esta unidad los alumnos y las alumnas deberán ser capaces de:</text:span></text:p>
      <text:p text:style-name="P14"/>
      <text:list xml:id="list185812636925547" text:continue-numbering="true" text:style-name="WW8Num3">
        <text:list-item>
          <text:p text:style-name="P23"><text:span text:style-name="T7">Diferenciar los números pertenecientes a cada uno de los principales conjuntos numéricos. </text:span><text:span text:style-name="T12">(Evalúa estándar 1.1)</text:span></text:p>
        </text:list-item>
        <text:list-item>
          <text:p text:style-name="P23"><text:soft-page-break/><text:span text:style-name="T7">Representar sobre la recta real diferentes tipos de números. </text:span><text:span text:style-name="T12">(Evalúa estándar 1.3)</text:span></text:p>
        </text:list-item>
        <text:list-item>
          <text:p text:style-name="P23"><text:span text:style-name="T7">Describir y dibujar los intervalos y entornos de la recta real. </text:span><text:span text:style-name="T12">(Evalúa estándar 1.2)</text:span></text:p>
        </text:list-item>
        <text:list-item>
          <text:p text:style-name="P23"><text:span text:style-name="T7">Determinar los elementos asociados a la acotación de conjun­tos. </text:span><text:span text:style-name="T12">(No aparece en el currículo)</text:span></text:p>
        </text:list-item>
        <text:list-item>
          <text:p text:style-name="P23"><text:span text:style-name="T7">Aproximar y redondear los resultados de las actividades que resuelve. </text:span><text:span text:style-name="T12">(Evalúa estándar 1.4)</text:span></text:p>
        </text:list-item>
        <text:list-item>
          <text:p text:style-name="P23"><text:span text:style-name="T7">Utilizar la calculadora con corrección en todos los cálculos numéricos que realiza. </text:span><text:span text:style-name="T12">(Evalúa estándar 1.4)</text:span></text:p>
          <text:p text:style-name="P23"><text:span text:style-name="T7"/></text:p>
        </text:list-item>
        <text:list-item>
          <text:p text:style-name="P23"><text:span text:style-name="T7">Operar correctamente con radicales. </text:span><text:span text:style-name="T12">(Aunque no sea un estándar de aprendizaje según el currículo, es importante que lo asimilen.)</text:span></text:p>
        </text:list-item>
      </text:list>
      <text:p text:style-name="P26"><text:span text:style-name="T7"/></text:p>
      <text:p text:style-name="P31"><text:span text:style-name="T7">Según el currículo falta evaluar lo siguiente:</text:span></text:p>
      <text:p text:style-name="P26"><text:span text:style-name="T7"/></text:p>
      <text:p text:style-name="P31"><text:span text:style-name="T7">- Su capacidad para aplicarlo en la vida real.</text:span></text:p>
      <text:p text:style-name="P31"><text:span text:style-name="T7">- Controlar y ajustar el margen de error exigible. (Criterio de evaluación 1)</text:span></text:p>
      <text:p text:style-name="P18"/>
      <text:h text:style-name="P33" text:outline-level="5">CÓMO TRABAJAR LA UNIDAD</text:h>
      <text:p text:style-name="P6"/>
      <text:p text:style-name="P7">Este podría ser el apartado de recursos.</text:p>
      <text:p text:style-name="P7"/>
      <text:p text:style-name="P1">Haciendo énfasis especial en la definición de los distintos conjuntos numéricos, para que el alumno sepa distinguirlos. <text:s/><text:span text:style-name="T14">(Creemos que se puede aprender a distinguir los números con recursos más prácticos que simplemente definiciones. )</text:span></text:p>
      <text:p text:style-name="P1">Utilizando múltiples ejercicios de cálculo, con el fin de aplicar propiedades y la jerarquía de las operaciones. <text:span text:style-name="T14">(Nos parece un recurso razonable. Aprender practicando las operaciones)</text:span></text:p>
      <text:p text:style-name="P1">Trabajando con números decimales de forma operativa y sabiéndolo clasificar en racionales e irracionales. <text:span text:style-name="T14">(Es una indicación metodológica poco precisa)</text:span></text:p>
      <text:p text:style-name="P1">Utilizando la calculadora en redondeos, para expresar números en notación científica y en cálculos numéricos. <text:span text:style-name="T14">(No se entiende bien este método de trabajo. La calculadora no es útil para afianzar el concepto de redondeo.)</text:span></text:p>
      <text:p text:style-name="P2">Haciendo múltiples ejercicios de operaciones con radicales. <text:span text:style-name="T14">(Nos parece un recurso razonable. Aprender practicando las operaciones)</text:span></text:p>
      <text:p text:style-name="P1"/>
      <text:p text:style-name="P1"/>
      <text:p text:style-name="P7">Falta el apartado de planificación. La estimación temporal de cuántas sesiones son necesarias para cada contenido. </text:p>
      <text:p text:style-name="P7">La planificación la colocaríamos justo después de los contenidos.</text:p>
      <text:p text:style-name="P7"/>
      <text:p text:style-name="P7"/>
      <text:p text:style-name="P7"/>
      <text:p text:style-name="P8">COMENTARIOS GENERALES:</text:p>
      <text:p text:style-name="P8"/>
      <text:p text:style-name="P8">Nos parece una unidad didáctica demasiado genérica y profundiza poco.</text:p>
      <text:p text:style-name="P8">Hubiera sido positivo un apartado de recursos más específicos, con algún ejemplo o recurso digital para la clas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justify" style:justify-single-word="false" fo:text-indent="0.4925in" style:auto-text-indent="false" fo:keep-with-next="always"/>
      <style:text-properties style:font-name="Tahoma" fo:font-family="Tahoma" style:font-family-generic="swiss" style:font-pitch="variable" fo:font-size="10pt" fo:font-style="italic" fo:font-weight="bold" style:font-size-asian="10pt" style:font-style-asian="italic" style:font-weight-asian="bold" style:font-name-complex="Tahoma" style:font-family-complex="Tahom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0pt"/>
    </style:style>
    <style:style style:name="WW8Num17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65in" fo:margin-left="0.393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Courier New1"/>
      </text:list-level-style-bullet>
      <text:list-level-style-bullet text:level="3" text:style-name="WW8Num3z2" style:num-suffix="." text:bullet-char="-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Times New Roman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1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1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34in" fo:text-indent="-0.3819in" fo:margin-left="0.9134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Courier New1"/>
      </text:list-level-style-bullet>
      <text:list-level-style-bullet text:level="3" text:style-name="WW8Num17z2" style:num-suffix="." text:bullet-char="-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Times New Roman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1"/>
      </text:list-level-style-bullet>
      <text:list-level-style-bullet text:level="6" text:style-name="WW8Num17z5" style:num-suffix=".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1"/>
      </text:list-level-style-bullet>
      <text:list-level-style-bullet text:level="9" text:style-name="WW8Num17z5" style:num-suffix=".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24:49.614553605</meta:creation-date>
    <dc:date>2016-10-25T18:58:11.383054166</dc:date>
    <meta:editing-duration>PT2M4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7" meta:word-count="595" meta:character-count="3857" meta:non-whitespace-character-count="3346"/>
  </office:meta>
</office:document-meta>
</file>